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Size= 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51437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585166" calcext:value-type="float">
            <text:p>1585166</text:p>
          </table:table-cell>
          <table:table-cell office:value-type="float" office:value="463601" calcext:value-type="float">
            <text:p>463601</text:p>
          </table:table-cell>
        </table:table-row>
        <table:table-row table:style-name="ro1">
          <table:table-cell office:value-type="string" calcext:value-type="string">
            <text:p>Size= 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768348</text:p>
          </table:table-cell>
          <table:table-cell table:number-columns-repeated="2"/>
        </table:table-row>
        <table:table-row table:style-name="ro1">
          <table:table-cell office:value-type="float" office:value="285329" calcext:value-type="float">
            <text:p>285329</text:p>
          </table:table-cell>
          <table:table-cell office:value-type="float" office:value="100833520" calcext:value-type="float">
            <text:p>100833520</text:p>
          </table:table-cell>
          <table:table-cell office:value-type="float" office:value="29426801" calcext:value-type="float">
            <text:p>29426801</text:p>
          </table:table-cell>
        </table:table-row>
        <table:table-row table:style-name="ro1">
          <table:table-cell office:value-type="string" calcext:value-type="string">
            <text:p>Size= 1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500.100396</text:p>
          </table:table-cell>
          <table:table-cell table:number-columns-repeated="2"/>
        </table:table-row>
        <table:table-row table:style-name="ro1">
          <table:table-cell office:value-type="float" office:value="2824474937" calcext:value-type="float">
            <text:p>2824474937</text:p>
          </table:table-cell>
          <table:table-cell office:value-type="float" office:value="51552474110" calcext:value-type="float">
            <text:p>51552474110</text:p>
          </table:table-cell>
          <table:table-cell office:value-type="float" office:value="15036584561" calcext:value-type="float">
            <text:p>15036584561</text:p>
          </table:table-cell>
        </table:table-row>
        <table:table-row table:style-name="ro1">
          <table:table-cell office:value-type="string" calcext:value-type="string">
            <text:p>Size= 2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9201.859595</text:p>
          </table:table-cell>
          <table:table-cell table:number-columns-repeated="2"/>
        </table:table-row>
        <table:table-row table:style-name="ro1">
          <table:table-cell office:value-type="float" office:value="23307762788" calcext:value-type="float">
            <text:p>23307762788</text:p>
          </table:table-cell>
          <table:table-cell office:value-type="float" office:value="412379098588" calcext:value-type="float">
            <text:p>412379098588</text:p>
          </table:table-cell>
          <table:table-cell office:value-type="float" office:value="120275870321" calcext:value-type="float">
            <text:p>1202758703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1T23:48:38.604854536</dc:date>
    <meta:editing-duration>PT1M15S</meta:editing-duration>
    <meta:editing-cycles>1</meta:editing-cycles>
    <meta:document-statistic meta:table-count="1" meta:cell-count="20" meta:object-count="0"/>
    <meta:generator>LibreOffice/6.0.7.3$Linux_X86_64 LibreOffice_project/00m0$Build-3</meta:generator>
  </office:meta>
</office:document-meta>
</file>